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_helper</text:p>
          </table:table-cell>
          <table:table-cell table:style-name="ce1" office:value-type="string" calcext:value-type="string">
            <text:p>start_model</text:p>
          </table:table-cell>
          <table:table-cell table:style-name="ce1" office:value-type="string" calcext:value-type="string">
            <text:p>finetune</text:p>
          </table:table-cell>
          <table:table-cell table:style-name="ce1" office:value-type="string" calcext:value-type="string">
            <text:p>kl_latent_scale</text:p>
          </table:table-cell>
          <table:table-cell table:style-name="ce1" office:value-type="string" calcext:value-type="string">
            <text:p>kl_weights_scale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num_updates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train_loss</text:p>
          </table:table-cell>
          <table:table-cell table:style-name="ce1" office:value-type="string" calcext:value-type="string">
            <text:p>validation_los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odel_trained</text:p>
          </table:table-cell>
          <table:table-cell office:value-type="string" calcext:value-type="string">
            <text:p>baseline_data_helper</text:p>
          </table:table-cell>
          <table:table-cell office:value-type="string" calcext:value-type="string">
            <text:p>mode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0144331194460392" calcext:value-type="float">
            <text:p>0.014433119446039</text:p>
          </table:table-cell>
          <table:table-cell office:value-type="float" office:value="0.015721594914794" calcext:value-type="float">
            <text:p>0.0157215949147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_finetune</text:p>
          </table:table-cell>
          <table:table-cell office:value-type="string" calcext:value-type="string">
            <text:p>finetune_data_helper</text:p>
          </table:table-cell>
          <table:table-cell office:value-type="string" calcext:value-type="string">
            <text:p>model_train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697387009859085" calcext:value-type="float">
            <text:p>0.006973870098591</text:p>
          </table:table-cell>
          <table:table-cell office:value-type="float" office:value="0.00855448190122843" calcext:value-type="float">
            <text:p>0.008554481901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_finetune2</text:p>
          </table:table-cell>
          <table:table-cell office:value-type="string" calcext:value-type="string">
            <text:p>finetune_data_helper</text:p>
          </table:table-cell>
          <table:table-cell office:value-type="string" calcext:value-type="string">
            <text:p>model_finetu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441548600792885" calcext:value-type="float">
            <text:p>0.004415486007929</text:p>
          </table:table-cell>
          <table:table-cell office:value-type="float" office:value="0.00637723272666335" calcext:value-type="float">
            <text:p>0.006377232726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_finetune_scratch</text:p>
          </table:table-cell>
          <table:table-cell office:value-type="string" calcext:value-type="string">
            <text:p>finetune_data_helper</text:p>
          </table:table-cell>
          <table:table-cell office:value-type="string" calcext:value-type="string">
            <text:p>mod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0056961071677506" calcext:value-type="float">
            <text:p>0.0056961071677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l_finetune_scratch2</text:p>
          </table:table-cell>
          <table:table-cell office:value-type="string" calcext:value-type="string">
            <text:p>finetune_data_helper</text:p>
          </table:table-cell>
          <table:table-cell office:value-type="string" calcext:value-type="string">
            <text:p>model_finetune_scrat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424896227195859" calcext:value-type="float">
            <text:p>0.0042489622719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l_finetune_scratch3</text:p>
          </table:table-cell>
          <table:table-cell office:value-type="string" calcext:value-type="string">
            <text:p>finetune_data_helper</text:p>
          </table:table-cell>
          <table:table-cell office:value-type="string" calcext:value-type="string">
            <text:p>model_finetune_scratch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407587643712759" calcext:value-type="float">
            <text:p>0.00407587643712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7:03:51.992137111</meta:creation-date>
    <dc:date>2022-08-16T08:36:33.565414072</dc:date>
    <meta:editing-duration>PT15H2M1S</meta:editing-duration>
    <meta:editing-cycles>2</meta:editing-cycles>
    <meta:generator>LibreOffice/6.4.7.2$Linux_X86_64 LibreOffice_project/40$Build-2</meta:generator>
    <meta:document-statistic meta:table-count="1" meta:cell-count="74" meta:object-count="0"/>
  </office:meta>
</office:document-meta>
</file>